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72cm" fo:min-width="2.992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3cm" fo:min-width="2.993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973cm" fo:min-width="4.58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78cm" loext:decorative="false"/>
      <style:paragraph-properties style:writing-mode="lr-tb"/>
    </style:style>
    <style:style style:name="gr11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5cm" fo:min-width="0cm" loext:decorative="false"/>
      <style:paragraph-properties style:writing-mode="lr-tb"/>
    </style:style>
    <style:style style:name="gr1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2cm" loext:decorative="false"/>
      <style:paragraph-properties style:writing-mode="lr-tb"/>
    </style:style>
    <style:style style:name="gr2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6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font-style="normal" style:font-style-asian="normal" style:font-style-complex="normal"/>
    </style:style>
    <style:style style:name="P2" style:family="paragraph">
      <style:paragraph-properties fo:text-align="center" style:writing-mode="lr-tb"/>
      <style:text-properties fo:font-style="normal" style:font-style-asian="normal" style:font-style-complex="normal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xml:id="id8" draw:id="id8" draw:layer="layout" svg:width="3.81cm" svg:height="2.223cm" svg:x="20.529cm" svg:y="8.623cm">
            <text:p text:style-name="P1"><text:span text:style-name="T1">Rider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2" draw:id="id2" draw:layer="layout" svg:width="3.492cm" svg:height="2.222cm" svg:x="9.1cm" svg:y="14.688cm">
            <text:p text:style-name="P3"><text:span text:style-name="T2">Driver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xml:id="id1" draw:id="id1" draw:layer="layout" svg:width="3.493cm" svg:height="2.223cm" svg:x="4.972cm" svg:y="19.132cm">
            <text:p text:style-name="P5">available<text:line-break/>drive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xml:id="id3" draw:id="id3" draw:layer="layout" svg:width="3.493cm" svg:height="2.223cm" svg:x="9.1cm" svg:y="19.132cm">
            <text:p text:style-name="P5">driving<text:line-break/>drivers</text:p>
            <draw:enhanced-geometry svg:viewBox="0 0 21600 21600" draw:type="rectangle" draw:enhanced-path="M 0 0 L 21600 0 21600 21600 0 21600 0 0 Z N"/>
          </draw:custom-shape>
          <draw:custom-shape draw:style-name="gr4" draw:text-style-name="P6" xml:id="id4" draw:id="id4" draw:layer="layout" svg:width="3.493cm" svg:height="2.223cm" svg:x="13.227cm" svg:y="19.132cm">
            <text:p text:style-name="P5">offline<text:line-break/>drivers</text:p>
            <draw:enhanced-geometry svg:viewBox="0 0 21600 21600" draw:type="rectangle" draw:enhanced-path="M 0 0 L 21600 0 21600 21600 0 21600 0 0 Z N"/>
          </draw:custom-shape>
          <draw:connector draw:style-name="gr5" draw:text-style-name="P7" draw:layer="layout" svg:x1="6.718cm" svg:y1="19.132cm" svg:x2="10.846cm" svg:y2="16.91cm" draw:start-shape="id1" draw:start-glue-point="0" draw:end-shape="id2" draw:end-glue-point="2" svg:d="M6718 19132v-1111h4128v-1111" svg:viewBox="0 0 4129 2223">
            <text:p/>
          </draw:connector>
          <draw:connector draw:style-name="gr5" draw:text-style-name="P7" draw:layer="layout" svg:x1="10.846cm" svg:y1="19.132cm" svg:x2="10.846cm" svg:y2="16.91cm" draw:start-shape="id3" draw:start-glue-point="0" draw:end-shape="id2" draw:end-glue-point="2" svg:d="M10846 19132v-2222" svg:viewBox="0 0 1 2223">
            <text:p/>
          </draw:connector>
          <draw:connector draw:style-name="gr5" draw:text-style-name="P7" draw:layer="layout" svg:x1="14.973cm" svg:y1="19.132cm" svg:x2="10.846cm" svg:y2="16.91cm" draw:start-shape="id4" draw:start-glue-point="0" draw:end-shape="id2" draw:end-glue-point="2" svg:d="M14973 19132v-1111h-4127v-1111" svg:viewBox="0 0 4128 2223">
            <text:p/>
          </draw:connector>
          <draw:custom-shape draw:style-name="gr6" draw:text-style-name="P4" xml:id="id6" draw:id="id6" draw:layer="layout" svg:width="5.08cm" svg:height="2.223cm" svg:x="19.894cm" svg:y="14.655cm">
            <text:p text:style-name="P3"><text:span text:style-name="T2">Reques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xml:id="id5" draw:id="id5" draw:layer="layout" svg:width="3.493cm" svg:height="2.223cm" svg:x="18.624cm" svg:y="19.1cm">
            <text:p text:style-name="P5">pending</text:p>
            <text:p text:style-name="P5">requests</text:p>
            <draw:enhanced-geometry svg:viewBox="0 0 21600 21600" draw:type="rectangle" draw:enhanced-path="M 0 0 L 21600 0 21600 21600 0 21600 0 0 Z N"/>
          </draw:custom-shape>
          <draw:custom-shape draw:style-name="gr4" draw:text-style-name="P6" xml:id="id7" draw:id="id7" draw:layer="layout" svg:width="3.493cm" svg:height="2.223cm" svg:x="22.752cm" svg:y="19.1cm">
            <text:p text:style-name="P5">riding</text:p>
            <text:p text:style-name="P5">requests</text:p>
            <draw:enhanced-geometry svg:viewBox="0 0 21600 21600" draw:type="rectangle" draw:enhanced-path="M 0 0 L 21600 0 21600 21600 0 21600 0 0 Z N"/>
          </draw:custom-shape>
          <draw:connector draw:style-name="gr5" draw:text-style-name="P7" draw:layer="layout" svg:x1="20.37cm" svg:y1="19.1cm" svg:x2="22.434cm" svg:y2="16.878cm" draw:start-shape="id5" draw:start-glue-point="0" draw:end-shape="id6" draw:end-glue-point="2" svg:d="M20370 19100v-1112h2064v-1110" svg:viewBox="0 0 2065 2223">
            <text:p/>
          </draw:connector>
          <draw:connector draw:style-name="gr5" draw:text-style-name="P7" draw:layer="layout" svg:x1="24.498cm" svg:y1="19.1cm" svg:x2="22.434cm" svg:y2="16.878cm" draw:start-shape="id7" draw:start-glue-point="0" draw:end-shape="id6" draw:end-glue-point="2" svg:d="M24498 19100v-1112h-2064v-1110" svg:viewBox="0 0 2065 2223">
            <text:p/>
          </draw:connector>
          <draw:custom-shape draw:style-name="gr4" draw:text-style-name="P2" xml:id="id9" draw:id="id9" draw:layer="layout" svg:width="3.493cm" svg:height="2.223cm" svg:x="30.372cm" svg:y="14.655cm">
            <text:p text:style-name="P1"><text:span text:style-name="T1">Location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10" draw:id="id10" draw:layer="layout" svg:width="3.493cm" svg:height="2.223cm" svg:x="30.372cm" svg:y="8.623cm">
            <text:p text:style-name="P1"><text:span text:style-name="T1">Regions</text:span></text:p>
            <draw:enhanced-geometry svg:viewBox="0 0 21600 21600" draw:type="rectangle" draw:enhanced-path="M 0 0 L 21600 0 21600 21600 0 21600 0 0 Z N"/>
          </draw:custom-shape>
          <draw:connector draw:style-name="gr7" draw:text-style-name="P7" draw:layer="layout" svg:x1="22.434cm" svg:y1="10.846cm" svg:x2="22.434cm" svg:y2="14.655cm" draw:start-shape="id8" draw:start-glue-point="2" draw:end-shape="id6" draw:end-glue-point="0" svg:d="M22434 10846v3809" svg:viewBox="0 0 1 3810">
            <text:p/>
          </draw:connector>
          <draw:frame draw:style-name="gr8" draw:text-style-name="P8" draw:layer="layout" svg:width="5.69cm" svg:height="0.962cm" svg:x="22.353cm" svg:y="12.123cm">
            <draw:text-box>
              <text:p>rider_assignments</text:p>
            </draw:text-box>
          </draw:frame>
          <draw:frame draw:style-name="gr9" draw:text-style-name="P8" draw:layer="layout" svg:width="0.855cm" svg:height="0.962cm" svg:x="22.451cm" svg:y="13.62cm">
            <draw:text-box>
              <text:p>?</text:p>
            </draw:text-box>
          </draw:frame>
          <draw:frame draw:style-name="gr10" draw:text-style-name="P8" draw:layer="layout" svg:width="0.678cm" svg:height="0.962cm" svg:x="22.452cm" svg:y="10.82cm">
            <draw:text-box>
              <text:p>!</text:p>
            </draw:text-box>
          </draw:frame>
          <draw:connector draw:style-name="gr11" draw:text-style-name="P7" draw:layer="layout" draw:line-skew="1.73cm" svg:x1="10.846cm" svg:y1="21.355cm" svg:x2="24.498cm" svg:y2="21.323cm" draw:start-shape="id3" draw:start-glue-point="2" draw:end-shape="id7" draw:end-glue-point="2" svg:d="M10846 21355v2255h13652v-2287" svg:viewBox="0 0 13653 2288">
            <text:p/>
          </draw:connector>
          <draw:frame draw:style-name="gr12" draw:text-style-name="P8" draw:layer="layout" svg:width="6.35cm" svg:height="1.27cm" svg:x="15.133cm" svg:y="22.625cm">
            <draw:text-box>
              <text:p>driver_assignments</text:p>
            </draw:text-box>
          </draw:frame>
          <draw:frame draw:style-name="gr13" draw:text-style-name="P8" draw:layer="layout" svg:width="0.953cm" svg:height="0.962cm" svg:x="10.988cm" svg:y="21.503cm">
            <draw:text-box>
              <text:p>!</text:p>
            </draw:text-box>
          </draw:frame>
          <draw:frame draw:style-name="gr10" draw:text-style-name="P8" draw:layer="layout" svg:width="0.678cm" svg:height="0.962cm" svg:x="24.552cm" svg:y="21.446cm">
            <draw:text-box>
              <text:p>!</text:p>
            </draw:text-box>
          </draw:frame>
          <draw:connector draw:style-name="gr14" draw:text-style-name="P7" draw:layer="layout" svg:x1="32.118cm" svg:y1="14.655cm" svg:x2="32.118cm" svg:y2="10.846cm" draw:start-shape="id9" draw:start-glue-point="0" draw:end-shape="id10" draw:end-glue-point="2" svg:d="M32118 14655v-3809" svg:viewBox="0 0 1 3810">
            <text:p/>
          </draw:connector>
          <draw:frame draw:style-name="gr15" draw:text-style-name="P8" draw:layer="layout" svg:width="4.762cm" svg:height="0.985cm" svg:x="32.278cm" svg:y="12.148cm">
            <draw:text-box>
              <text:p>parent_region</text:p>
            </draw:text-box>
          </draw:frame>
          <draw:frame draw:style-name="gr13" draw:text-style-name="P8" draw:layer="layout" svg:width="0.952cm" svg:height="0.962cm" svg:x="32.178cm" svg:y="13.715cm">
            <draw:text-box>
              <text:p>+</text:p>
            </draw:text-box>
          </draw:frame>
          <draw:frame draw:style-name="gr13" draw:text-style-name="P8" draw:layer="layout" svg:width="0.635cm" svg:height="0.962cm" svg:x="32.278cm" svg:y="10.815cm">
            <draw:text-box>
              <text:p>!</text:p>
            </draw:text-box>
          </draw:frame>
          <draw:line draw:style-name="gr16" draw:text-style-name="P7" draw:layer="layout" svg:x1="24.975cm" svg:y1="15.29cm" svg:x2="30.373cm" svg:y2="15.29cm">
            <text:p/>
          </draw:line>
          <draw:line draw:style-name="gr17" draw:text-style-name="P7" draw:layer="layout" svg:x1="24.975cm" svg:y1="16.243cm" svg:x2="30.373cm" svg:y2="16.243cm">
            <text:p/>
          </draw:line>
          <draw:frame draw:style-name="gr18" draw:text-style-name="P8" draw:layer="layout" svg:width="2.055cm" svg:height="0.962cm" svg:x="26.563cm" svg:y="14.255cm">
            <draw:text-box>
              <text:p>origin</text:p>
            </draw:text-box>
          </draw:frame>
          <draw:frame draw:style-name="gr19" draw:text-style-name="P8" draw:layer="layout" svg:width="1.702cm" svg:height="0.962cm" svg:x="26.564cm" svg:y="16.155cm">
            <draw:text-box>
              <text:p>dest</text:p>
            </draw:text-box>
          </draw:frame>
          <draw:frame draw:style-name="gr10" draw:text-style-name="P8" draw:layer="layout" svg:width="0.678cm" svg:height="0.962cm" svg:x="29.738cm" svg:y="14.138cm">
            <draw:text-box>
              <text:p>!</text:p>
            </draw:text-box>
          </draw:frame>
          <draw:frame draw:style-name="gr10" draw:text-style-name="P8" draw:layer="layout" svg:width="0.678cm" svg:height="0.962cm" svg:x="29.738cm" svg:y="16.578cm">
            <draw:text-box>
              <text:p>!</text:p>
            </draw:text-box>
          </draw:frame>
          <draw:connector draw:style-name="gr20" draw:text-style-name="P7" draw:layer="layout" draw:line-skew="-1.346cm" svg:x1="10.846cm" svg:y1="14.688cm" svg:x2="32.118cm" svg:y2="8.623cm" draw:start-shape="id2" draw:start-glue-point="0" draw:end-shape="id10" draw:end-glue-point="0" svg:d="M10846 14688v-7938h21272v1873" svg:viewBox="0 0 21273 7939">
            <text:p/>
          </draw:connector>
          <draw:frame draw:style-name="gr21" draw:text-style-name="P8" draw:layer="layout" svg:width="6.35cm" svg:height="1.346cm" svg:x="18.625cm" svg:y="5.798cm">
            <draw:text-box>
              <text:p>operating_region</text:p>
            </draw:text-box>
          </draw:frame>
          <draw:frame draw:style-name="gr13" draw:text-style-name="P8" draw:layer="layout" svg:width="0.952cm" svg:height="0.962cm" svg:x="32.278cm" svg:y="7.703cm">
            <draw:text-box>
              <text:p>+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3000 3000" svg:d="M1500 0l1500 3000h-3000zM1500 447l-1176 2353h2353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17:12:03.846045170</meta:creation-date>
    <dc:date>2025-10-03T14:01:27.071319353</dc:date>
    <meta:editing-duration>PT1H12M33S</meta:editing-duration>
    <meta:editing-cycles>6</meta:editing-cycles>
    <meta:generator>LibreOffice/25.2.6.2$Linux_X86_64 LibreOffice_project/520$Build-2</meta:generator>
    <meta:document-statistic meta:object-count="37"/>
  </office:meta>
</office:document-meta>
</file>